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6pt" fo:font-weight="bold" fo:background-color="transparent" style:font-name-asian="Times New Roman" style:font-name-complex="Times New Roman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till handledningsmöte 16-04-12</text:p>
      <text:p text:style-name="P1">Grupp 10 HitIt</text:p>
      <text:p text:style-name="P4"/>
      <text:p text:style-name="P2">Tidrapport</text:p>
      <text:p text:style-name="P3">Antal rapporterade timmar: </text:p>
      <text:p text:style-name="P3">Kalle Hovstadius: 20 h, 25%</text:p>
      <text:p text:style-name="P4"/>
      <text:p text:style-name="P3">Maximilian Törn Almö: 20 h, 25%</text:p>
      <text:p text:style-name="P4"/>
      <text:p text:style-name="P3">Mohanned Jaballah: 20 h, 25%</text:p>
      <text:p text:style-name="P4"/>
      <text:p text:style-name="P3">Shervin Mansouri: 20 h, 25%</text:p>
      <text:p text:style-name="P4"/>
      <text:p text:style-name="P4"/>
      <text:p text:style-name="P3">Gruppens timmar sammanlagt: 320 h (av 960h), 33% </text:p>
      <text:p text:style-name="P4"/>
      <text:p text:style-name="P2">Arbete sedan senaste handledningsmöte</text:p>
      <text:p text:style-name="P3">Kalle Hovstadius</text:p>
      <text:p text:style-name="P4"/>
      <text:p text:style-name="P3">Fördjupning i HTML, CSS, JavaScript, ASP NET MVC i Visual Studio.<text:line-break/>Dokumentation. Implementation av ”About us”</text:p>
      <text:p text:style-name="P3">Börjat göra designdokument.</text:p>
      <text:p text:style-name="P4"/>
      <text:p text:style-name="P3">Maximilian Törn Almö</text:p>
      <text:p text:style-name="P4"/>
      <text:p text:style-name="P3">Fördjupning i HTML, CSS, JavaScript, ASP NET MVC i Visual Studio. <text:line-break/>Dokumentation, prototyp. Implementation ”Session On” Profil</text:p>
      <text:p text:style-name="P3">Börjat göra designdokument.</text:p>
      <text:p text:style-name="P4"/>
      <text:p text:style-name="P3">Mohanned Jaballah</text:p>
      <text:p text:style-name="P4"/>
      <text:p text:style-name="P3">Fördjupning i HTML, CSS, JavaScript, ASP NET MVC i Visual Studio. <text:line-break/>Dokumentation, prototyp. <text:s/>Implementation av ”About us”</text:p>
      <text:p text:style-name="P3">Börjat göra designdokument.</text:p>
      <text:p text:style-name="P4"/>
      <text:p text:style-name="P3">Shervin Mansouri</text:p>
      <text:p text:style-name="P4"/>
      <text:p text:style-name="P3">Fördjupning i HTML, CSS, JavaScript, ASP NET MVC i Visual Studio. <text:line-break/>Dokumentation och design av logga, prototyp. Implementation ”Session On” User groups</text:p>
      <text:p text:style-name="P3">Börjat göra designdokument.</text:p>
      <text:p text:style-name="P4"/>
      <text:p text:style-name="P4"/>
      <text:p text:style-name="P3"/>
      <text:p text:style-name="P4"/>
      <text:p text:style-name="P4"/>
      <text:p text:style-name="P2">Planerat arbete kommande vecka</text:p>
      <text:p text:style-name="P3">Kalle Hovstadius</text:p>
      <text:p text:style-name="P4"/>
      <text:p text:style-name="P3">Fördjupning i HTML, CSS, JavaScript, ASP NET MVC i Visual Studio.<text:line-break/>Dokumentation. Jobba med designdokument. </text:p>
      <text:p text:style-name="P3">Implementera funktionella krav och test av dessa.</text:p>
      <text:p text:style-name="P4"/>
      <text:p text:style-name="P3"/>
      <text:p text:style-name="P3"><text:soft-page-break/></text:p>
      <text:p text:style-name="P3">Maximilian Törn Almö</text:p>
      <text:p text:style-name="P4"/>
      <text:p text:style-name="P3">Fördjupning i HTML, CSS, JavaScript, ASP NET MVC i Visual Studio. <text:line-break/>Dokumentation. Jobba med designdokument. Göra "Session on" sida.</text:p>
      <text:p text:style-name="P3">Implementera funktionella krav och test av dessa.</text:p>
      <text:p text:style-name="P4"/>
      <text:p text:style-name="P3">Mohanned Jaballah</text:p>
      <text:p text:style-name="P4"/>
      <text:p text:style-name="P3">Fördjupning i HTML, CSS, JavaScript, ASP NET MVC i Visual Studio. <text:line-break/>Dokumentation, Jobba med designdokument. Göra "about us" sidan.</text:p>
      <text:p text:style-name="P3">Färdigställa Designdokument.</text:p>
      <text:p text:style-name="P4"/>
      <text:p text:style-name="P3">Shervin Mansouri</text:p>
      <text:p text:style-name="P4"/>
      <text:p text:style-name="P3">Fördjupning i HTML, CSS, JavaScript, ASP NET MVC i Visual Studio. <text:line-break/>Dokumentation och design av logga. <text:s/>Jobba med designdokument. </text:p>
      <text:p text:style-name="P3">Färdigställa Designdokument</text:p>
      <text:p text:style-name="P4"/>
      <text:p text:style-name="P4"/>
      <text:p text:style-name="P4"/>
      <text:p text:style-name="P2">Aktuella utmaningar</text:p>
      <text:p text:style-name="P3">Den största utmaningen är fortfarande att sätta sig in i alla programmeringsspråk samt ASP NET MVC. Test och design.</text:p>
      <text:p text:style-name="P3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261" meta:character-count="1856"/>
    <dc:date>2016-04-11T18:25:45</dc:date>
    <meta:generator>OpenOffice.org/3.4.1$Unix OpenOffice.org_project/341m1$Build-9593</meta:generator>
  </office:meta>
</office:document-meta>
</file>